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onsolas" officeooo:rsid="001b766a" officeooo:paragraph-rsid="001b766a"/>
    </style:style>
    <style:style style:name="P2" style:family="paragraph" style:parent-style-name="Title">
      <style:text-properties style:font-name="Consolas" officeooo:rsid="001b766a" officeooo:paragraph-rsid="001b76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oices Level 2 – Street</text:p>
      <text:p text:style-name="P1">Plan docu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0:34:56.989000000</meta:creation-date>
    <dc:date>2016-10-08T21:16:53.539000000</dc:date>
    <meta:editing-duration>PT26M46S</meta:editing-duration>
    <meta:editing-cycles>1</meta:editing-cycles>
    <meta:document-statistic meta:table-count="0" meta:image-count="0" meta:object-count="0" meta:page-count="1" meta:paragraph-count="2" meta:word-count="6" meta:character-count="37" meta:non-whitespace-character-count="32"/>
    <meta:generator>LibreOffice/5.0.1.2$Windows_x86 LibreOffice_project/81898c9f5c0d43f3473ba111d7b351050be20261</meta:generator>
  </office:meta>
</office:document-meta>
</file>